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777" officeooo:paragraph-rsid="000f9777"/>
    </style:style>
    <style:style style:name="P2" style:family="paragraph" style:parent-style-name="Standard">
      <style:text-properties officeooo:rsid="0010bfd8" officeooo:paragraph-rsid="0010bfd8"/>
    </style:style>
    <style:style style:name="P3" style:family="paragraph" style:parent-style-name="Standard">
      <style:text-properties officeooo:rsid="001215ab" officeooo:paragraph-rsid="001215ab"/>
    </style:style>
    <style:style style:name="P4" style:family="paragraph" style:parent-style-name="Standard">
      <style:text-properties officeooo:rsid="0016aee1" officeooo:paragraph-rsid="0016aee1"/>
    </style:style>
    <style:style style:name="P5" style:family="paragraph" style:parent-style-name="Standard">
      <style:text-properties officeooo:rsid="0016aee1" officeooo:paragraph-rsid="0016aee1"/>
    </style:style>
    <style:style style:name="P6" style:family="paragraph" style:parent-style-name="Standard">
      <style:text-properties officeooo:rsid="001add76" officeooo:paragraph-rsid="001add76"/>
    </style:style>
    <style:style style:name="T1" style:family="text">
      <style:text-properties officeooo:rsid="00135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sign of the <text:span text:style-name="T1">M</text:span>essaging <text:span text:style-name="T1">S</text:span>ystem</text:p>
      <text:p text:style-name="P1">version 2</text:p>
      <text:p text:style-name="P1"/>
      <text:p text:style-name="P2">Preface</text:p>
      <text:p text:style-name="P3"><text:s text:c="2"/>There are 2 parties providing its own services to Union Services: the Transport Module, and Growth Venture. <text:span text:style-name="T1">But there's a lack of connection two, now the Messaging System comes into its place, to enable the two parties send and receive messages. In this way, we provide a more integrated service to Union Services.</text:span></text:p>
      <text:p text:style-name="P3"/>
      <text:p text:style-name="P4">Summary </text:p>
      <text:p text:style-name="P4"/>
      <text:p text:style-name="P6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54S</meta:editing-duration>
    <meta:editing-cycles>15</meta:editing-cycles>
    <meta:generator>LibreOffice/4.2.8.2$Windows_x86 LibreOffice_project/48d50dbfc06349262c9d50868e5c1f630a573ebd</meta:generator>
    <dc:date>2015-04-11T12:47:37.059000000</dc:date>
    <meta:document-statistic meta:table-count="0" meta:image-count="0" meta:object-count="0" meta:page-count="1" meta:paragraph-count="6" meta:word-count="63" meta:character-count="376" meta:non-whitespace-character-count="313"/>
    <meta:user-defined meta:name="Info 1"/>
    <meta:user-defined meta:name="Info 2"/>
    <meta:user-defined meta:name="Info 3"/>
    <meta:user-defined meta:name="Info 4"/>
  </office:meta>
</office:document-meta>
</file>